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414a"/>
    </style:style>
    <style:style style:name="P93" style:family="paragraph" style:parent-style-name="Standard">
      <style:text-properties officeooo:paragraph-rsid="0ff55d50"/>
    </style:style>
    <style:style style:name="P94" style:family="paragraph" style:parent-style-name="Standard">
      <style:text-properties officeooo:paragraph-rsid="100a8329"/>
    </style:style>
    <style:style style:name="P95" style:family="paragraph" style:parent-style-name="Standard">
      <style:text-properties officeooo:paragraph-rsid="101b90cf"/>
    </style:style>
    <style:style style:name="P96" style:family="paragraph" style:parent-style-name="Standard">
      <style:text-properties officeooo:paragraph-rsid="1020f7f1"/>
    </style:style>
    <style:style style:name="P97" style:family="paragraph" style:parent-style-name="Footnote">
      <style:text-properties officeooo:paragraph-rsid="102291f9"/>
    </style:style>
    <style:style style:name="P98" style:family="paragraph" style:parent-style-name="Standard">
      <style:text-properties officeooo:rsid="0fde3dbd" officeooo:paragraph-rsid="102ebb87"/>
    </style:style>
    <style:style style:name="P99" style:family="paragraph" style:parent-style-name="Standard">
      <style:text-properties officeooo:paragraph-rsid="0f0649dd"/>
    </style:style>
    <style:style style:name="P100" style:family="paragraph" style:parent-style-name="Footnote">
      <style:text-properties officeooo:paragraph-rsid="104cbf60"/>
    </style:style>
    <style:style style:name="P101" style:family="paragraph" style:parent-style-name="Footnote">
      <style:text-properties officeooo:paragraph-rsid="104dd9dc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officeooo:rsid="0f1e3d19"/>
    </style:style>
    <style:style style:name="T16" style:family="text">
      <style:text-properties style:font-name="Liberation Sans1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47fb57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7fb57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7" style:family="text">
      <style:text-properties fo:color="#000000" loext:opacity="100%" style:font-name="Liberation Sans1" fo:font-size="12pt" style:font-size-asian="12pt" style:font-size-complex="12pt"/>
    </style:style>
    <style:style style:name="T228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2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0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1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2" style:family="text">
      <style:text-properties style:use-window-font-color="true" loext:opacity="0%" style:font-name="Liberation Sans1" officeooo:rsid="047da547"/>
    </style:style>
    <style:style style:name="T253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1" fo:font-size="12pt" style:font-size-asian="12pt" style:font-size-complex="12pt"/>
    </style:style>
    <style:style style:name="T277" style:family="text">
      <style:text-properties style:use-window-font-color="true" loext:opacity="0%" style:font-name="Liberation Sans1" officeooo:rsid="0efd8e5c"/>
    </style:style>
    <style:style style:name="T278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officeooo:rsid="04473353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officeooo:rsid="0aace3cd"/>
    </style:style>
    <style:style style:name="T289" style:family="text">
      <style:text-properties fo:font-size="10pt" officeooo:rsid="04473353" style:font-size-asian="10pt" style:font-size-complex="10pt"/>
    </style:style>
    <style:style style:name="T29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9" style:family="text">
      <style:text-properties style:text-line-through-style="none" style:text-line-through-type="none" fo:background-color="transparent" loext:char-shading-value="0"/>
    </style:style>
    <style:style style:name="T300" style:family="text">
      <style:text-properties style:text-line-through-style="none" style:text-line-through-type="none" style:font-name="Liberation Mono" fo:font-size="10pt" style:text-underline-style="none" fo:font-weight="normal" officeooo:rsid="047fb57c" fo:background-color="transparent" loext:char-shading-value="0" style:font-name-asian="DejaVu Sans" style:font-size-asian="10pt" style:font-weight-asian="normal" style:font-size-complex="10pt" style:language-complex="nl" style:country-complex="NL" style:font-weight-complex="normal" loext:padding="0.049cm" loext:border="0.31pt solid #000000"/>
    </style:style>
    <style:style style:name="T301" style:family="text">
      <style:text-properties style:text-line-through-style="none" style:text-line-through-type="none" style:font-name="Liberation Sans1" fo:font-size="10pt" style:text-underline-style="none" fo:font-weight="normal" officeooo:rsid="047fb57c" fo:background-color="transparent" loext:char-shading-value="0" style:font-name-asian="DejaVu Sans" style:font-size-asian="10pt" style:font-weight-asian="normal" style:font-size-complex="10pt" style:language-complex="nl" style:country-complex="NL" style:font-weight-complex="normal" loext:padding="0.049cm" loext:border="0.31pt solid #000000"/>
    </style:style>
    <style:style style:name="T302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3" style:family="text">
      <style:text-properties officeooo:rsid="0f0ca65a"/>
    </style:style>
    <style:style style:name="T304" style:family="text">
      <style:text-properties style:font-name="Liberation Mono" fo:font-size="11pt" officeooo:rsid="10048e31" style:font-size-asian="11pt" style:font-size-complex="11pt"/>
    </style:style>
    <style:style style:name="T305" style:family="text">
      <style:text-properties fo:font-weight="normal" style:font-weight-asian="normal" style:font-weight-complex="normal"/>
    </style:style>
    <style:style style:name="T306" style:family="text">
      <style:text-properties officeooo:rsid="0f95a7a0"/>
    </style:style>
    <style:style style:name="T307" style:family="text">
      <style:text-properties officeooo:rsid="0f8f58bd"/>
    </style:style>
    <style:style style:name="T308" style:family="text">
      <style:text-properties style:font-name="Ubuntu1" fo:font-size="10pt" officeooo:rsid="04473353" style:font-size-asian="10pt" style:font-size-complex="10pt"/>
    </style:style>
    <style:style style:name="T309" style:family="text">
      <style:text-properties officeooo:rsid="101b90cf"/>
    </style:style>
    <style:style style:name="T310" style:family="text">
      <style:text-properties officeooo:rsid="101e15d6"/>
    </style:style>
    <style:style style:name="T311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14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15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16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191">C</text:span><text:span text:style-name="T190">hecklist voor </text:span><text:span text:style-name="T192">de installatie</text:span><text:span text:style-name="T190"> van </text:span><text:span text:style-name="T190"><text:user-field-get text:name="Distro">Debian</text:user-field-get></text:span><text:span text:style-name="T193"><text:s/></text:span><text:span text:style-name="T193"><text:user-field-get text:name="Version">12</text:user-field-get></text:span><text:span text:style-name="T193"><text:s/></text:span><text:span text:style-name="T197">LTS</text:span><text:span text:style-name="T194"><text:note text:id="ftn1" text:note-class="footnote"><text:note-citation>1</text:note-citation><text:note-body><text:p text:style-name="P28"><text:span text:style-name="T231">LTS</text:span><text:span text:style-name="T237"> </text:span><text:span text:style-name="T238">staat voor</text:span><text:span text:style-name="T239"> </text:span><text:span text:style-name="T231">Long-Term Support, langetermijnondersteuning, </text:span><text:span text:style-name="T240">en </text:span><text:span text:style-name="T242">d</text:span><text:span text:style-name="T240">eze </text:span><text:span text:style-name="T246"><text:user-field-get text:name="Distro">Debian</text:user-field-get></text:span><text:span text:style-name="T247"><text:s/></text:span><text:span text:style-name="T247"><text:user-field-get text:name="Version">12</text:user-field-get></text:span><text:span text:style-name="T247"><text:s/></text:span><text:span text:style-name="T249">LTS</text:span><text:span text:style-name="Strong_20_Emphasis"><text:span text:style-name="T226"> </text:span></text:span><text:span text:style-name="T248"><text:user-field-get text:name="Edition">Desktop</text:user-field-get></text:span><text:span text:style-name="T250"><text:s/></text:span><text:span text:style-name="T243">(codenaam </text:span><text:span text:style-name="T245">bookworm</text:span><text:span text:style-name="T243">) </text:span><text:span text:style-name="T238">van</text:span><text:span text:style-name="T241"> </text:span><text:span text:style-name="T245">juni</text:span><text:span text:style-name="T234"> </text:span><text:span text:style-name="Strong_20_Emphasis"><text:span text:style-name="T149"><text:user-field-get text:name="Releaseyear">2023</text:user-field-get></text:span></text:span><text:span text:style-name="T234"><text:s/></text:span><text:span text:style-name="T231">wordt </text:span><text:span text:style-name="T235">vijf</text:span><text:span text:style-name="T231"> jaar onder</text:span><text:span text:style-name="T244">steund</text:span><text:span text:style-name="T236"> </text:span><text:span text:style-name="T231">tot </text:span><text:span text:style-name="T245">juni</text:span><text:span text:style-name="T232"> </text:span><text:span text:style-name="T231">202</text:span><text:span text:style-name="T245">8</text:span><text:span text:style-name="T233">.</text:span></text:p></text:note-body></text:note></text:span><text:span text:style-name="T195"> </text:span><text:span text:style-name="T195"><text:user-field-get text:name="Edition">Desktop</text:user-field-get></text:span><text:span text:style-name="T196">.</text:span></text:p>
      <text:p text:style-name="P44"/>
      <text:p text:style-name="P43"><text:span text:style-name="T15">Vul </text:span><text:span text:style-name="T16">achter</text:span><text:span text:style-name="T12"> de </text:span><text:span text:style-name="Definition"><text:span text:style-name="T303">ONDERSTREEPTE</text:span></text:span><text:span text:style-name="T1"> </text:span><text:span text:style-name="T13">woorden</text:span><text:span text:style-name="T12"> het</text:span><text:span text:style-name="Strong_20_Emphasis"><text:span text:style-name="T298"> </text:span></text:span><text:span text:style-name="Strong_20_Emphasis"><text:span text:style-name="T302">tekstvak</text:span></text:span><text:span text:style-name="T13"> </text:span><text:span text:style-name="T15">in,</text:span><text:span text:style-name="T13"> </text:span><text:span text:style-name="T252">zie </text:span><text:span text:style-name="T277">[</text:span><text:span text:style-name="T252">toelichting</text:span><text:span text:style-name="T277">]</text:span><text:span text:style-name="T13">:</text:span></text:p>
      <text:p text:style-name="P32"><text:span text:style-name="Definition"><text:span text:style-name="T254">g</text:span></text:span><text:span text:style-name="Definition"><text:span text:style-name="T253">ebruiker</text:span></text:span><text:span text:style-name="T260"><text:tab/><text:tab/></text:span><text:span text:style-name="T276"> <text:tab/><text:tab/></text:span><draw:control text:anchor-type="as-char" svg:y="-0.4cm" draw:z-index="6" draw:name="Gebruiker" draw:style-name="gr2" draw:text-style-name="P108" svg:width="6.4cm" svg:height="0.6cm" draw:control="control7"><svg:title>Gebruiker</svg:title><svg:desc>Volledige naam, bijv. Jan Stek</svg:desc></draw:control><text:span text:style-name="T261"><text:tab/></text:span><text:span text:style-name="T262">[</text:span><text:span text:style-name="T255">volledige naam, bijv. </text:span><text:span text:style-name="T273">J</text:span><text:span text:style-name="T274">a</text:span><text:span text:style-name="T273">n </text:span><text:span text:style-name="T274">Jansen</text:span><text:span text:style-name="T275">]</text:span></text:p>
      <text:p text:style-name="Standard"><text:span text:style-name="Definition"><text:span text:style-name="T254">g</text:span></text:span><text:span text:style-name="Definition">ebruikersnaam</text:span><text:span text:style-name="T253"><text:tab/></text:span><text:span text:style-name="T253"><draw:control text:anchor-type="as-char" svg:y="-0.4cm" draw:z-index="7" draw:name="Gberuikersnaam" draw:style-name="gr2" draw:text-style-name="P108" svg:width="6.4cm" svg:height="0.6cm" draw:control="control8"><svg:title>Gebruikersnaam</svg:title><svg:desc>Korte naam, bijv. jan</svg:desc></draw:control></text:span><text:span text:style-name="T253"><text:tab/></text:span><text:span text:style-name="T6">[</text:span><text:span text:style-name="T5">korte naam, bijv. </text:span><text:span text:style-name="T216">j</text:span><text:span text:style-name="T217">a</text:span><text:span text:style-name="T216">n</text:span><text:span text:style-name="T218">]</text:span></text:p>
      <text:p text:style-name="P35"><text:span text:style-name="Definition"><text:span text:style-name="T279">c</text:span></text:span><text:span text:style-name="Definition"><text:span text:style-name="T299">omputernaam</text:span></text:span><text:span text:style-name="T278"><text:tab/><text:tab/></text:span><text:span text:style-name="T299"><draw:control text:anchor-type="as-char" svg:y="-0.4cm" draw:z-index="8" draw:name="Computernaam" draw:style-name="gr2" draw:text-style-name="P108" svg:width="6.4cm" svg:height="0.6cm" draw:control="control9"><svg:title>Computernaam</svg:title><svg:desc>Unieke naam van de computer</svg:desc></draw:control></text:span><text:span text:style-name="T280"><text:tab/></text:span><text:span text:style-name="T281">[</text:span><text:span text:style-name="T282">naam van de compute</text:span><text:span text:style-name="T283">r, </text:span><text:span text:style-name="T284">bijv. p</text:span><text:span text:style-name="T285">c02</text:span><text:span text:style-name="T281">]</text:span></text:p>
      <text:p text:style-name="P30"><text:span text:style-name="Definition"><text:span text:style-name="T265">g</text:span></text:span><text:span text:style-name="Definition"><text:span text:style-name="T264">ebruiker</text:span></text:span><text:span text:style-name="Definition"><text:span text:style-name="T272"><text:tab/></text:span></text:span><text:span text:style-name="T263"><text:tab/></text:span><text:span text:style-name="T276"> <text:tab/><text:tab/></text:span><text:span text:style-name="T261"><draw:control text:anchor-type="as-char" svg:y="-0.4cm" draw:z-index="14" draw:name="Gebruiker 1" draw:style-name="gr2" draw:text-style-name="P108" svg:width="6.4cm" svg:height="0.6cm" draw:control="control15"><svg:title>Gebruiker</svg:title><svg:desc>Volledige naam, bijv. Jan Stek</svg:desc></draw:control></text:span><text:span text:style-name="T261"><text:tab/></text:span><text:span text:style-name="T262">[</text:span><text:span text:style-name="T255">volledige naam </text:span><text:span text:style-name="T256">evt. </text:span><text:span text:style-name="T258">extra</text:span><text:span text:style-name="T256"> </text:span><text:span text:style-name="T259">g</text:span><text:span text:style-name="T256">ebruiker</text:span><text:span text:style-name="T257">]</text:span></text:p>
      <text:p text:style-name="P66"><text:span text:style-name="Definition"><text:span text:style-name="T265">g</text:span></text:span><text:span text:style-name="Definition"><text:span text:style-name="T264">ebruikersnaam</text:span></text:span><text:span text:style-name="T264"><text:tab/></text:span><text:span text:style-name="T253"><draw:control text:anchor-type="as-char" svg:y="-0.4cm" draw:z-index="15" draw:name="Gberuikersnaam 1" draw:style-name="gr2" draw:text-style-name="P108" svg:width="6.4cm" svg:height="0.6cm" draw:control="control16"><svg:title>Gebruikersnaam</svg:title><svg:desc>Korte naam, bijv. jan</svg:desc></draw:control></text:span><text:span text:style-name="T253"><text:tab/></text:span><text:span text:style-name="T267">[</text:span><text:span text:style-name="T266">korte naam</text:span><text:span text:style-name="T268"> </text:span><text:span text:style-name="T269">evt. </text:span><text:span text:style-name="T271">extra </text:span><text:span text:style-name="T269">gebruiker</text:span><text:span text:style-name="T270">]</text:span></text:p>
      <text:p text:style-name="P33"><text:span text:style-name="T201">Vervang </text:span><text:span text:style-name="T206">de</text:span><text:span text:style-name="T201"> </text:span><text:span text:style-name="Definition"><text:span text:style-name="T18">ONDERSTREEPTE</text:span></text:span><text:span text:style-name="T201"> </text:span><text:span text:style-name="T202">woorden </text:span><text:span text:style-name="T201">in deze checklist door </text:span><text:span text:style-name="T206">d</text:span><text:span text:style-name="T208">i</text:span><text:span text:style-name="T206">e </text:span><text:span text:style-name="T207">in </text:span><text:span text:style-name="T208">het</text:span><text:span text:style-name="Strong_20_Emphasis"><text:span text:style-name="T51"> </text:span></text:span><text:span text:style-name="Strong_20_Emphasis"><text:span text:style-name="T182">tekstvak</text:span></text:span><text:span text:style-name="T201">.</text:span></text:p>
      <text:p text:style-name="P37"/>
      <text:p text:style-name="P37"/>
      <text:p text:style-name="P31"><text:span text:style-name="T213">Nog niet op Linux?</text:span><text:span text:style-name="T203"><text:tab/></text:span><text:span text:style-name="T209"><text:tab/></text:span><text:span text:style-name="T210">G</text:span><text:span text:style-name="T200">ebruik </text:span><text:span text:style-name="Strong_20_Emphasis"><text:span text:style-name="T214">Checklist </text:span></text:span><text:span text:style-name="Strong_20_Emphasis"><text:span text:style-name="T215">overzetten</text:span></text:span><text:span text:style-name="T200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04"> onder </text:span><text:span text:style-name="T212">Linux</text:span><text:span text:style-name="T205">.</text:span></text:p>
      <text:p text:style-name="P24"><text:span text:style-name="T188">Nieuwe installatie?</text:span><text:span text:style-name="T183"><text:tab/></text:span><text:span text:style-name="T185"></text:span><text:span text:style-name="T187"><text:tab/></text:span><text:span text:style-name="T186">B</text:span><text:span text:style-name="T183">egin bij hoofdstuk </text:span><text:span text:style-name="T188"><text:bookmark-ref text:reference-format="page" text:ref-name="__RefNumPara__4009_1271708128">2</text:bookmark-ref></text:span><text:span text:style-name="T188"><text:s text:c="2"/></text:span><text:span text:style-name="T189"><text:bookmark-ref text:reference-format="text" text:ref-name="__RefNumPara__4009_1271708128">Installatie uitvoeren</text:bookmark-ref></text:span><text:span text:style-name="T184">.</text:span></text:p>
      <text:p text:style-name="P34"><text:span text:style-name="Strong_20_Emphasis"><text:span text:style-name="T211"/></text:span></text:p>
      <text:p text:style-name="P34"><text:span text:style-name="Strong_20_Emphasis"><text:span text:style-name="T211"/></text:span></text:p>
      <text:list xml:id="list1719025818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89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89"><draw:control text:anchor-type="as-char" draw:z-index="17" draw:name="Vorm 2" draw:style-name="gr1" draw:text-style-name="P10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7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8"><text:note text:id="ftn2" text:note-class="footnote"><text:note-citation>2</text:note-citation><text:note-body><text:p text:style-name="P25"><text:span text:style-name="T167">E</text:span><text:span text:style-name="T168">v</text:span><text:span text:style-name="T169">en</text:span><text:span text:style-name="T171">t</text:span><text:span text:style-name="T172">uele </text:span><text:span text:style-name="T173">extra </text:span><text:span text:style-name="Definition"><text:span text:style-name="T290">gebruiker</text:span></text:span><text:span text:style-name="T173">s aanmelden </text:span><text:span text:style-name="T174">en dezelfde stappen uitvoeren</text:span><text:span text:style-name="T170">.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47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4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89"><draw:control text:anchor-type="as-char" draw:z-index="9" draw:name="Vorm4" draw:style-name="gr1" draw:text-style-name="P10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77"/></text:span></text:p>
          </table:table-cell>
          <table:table-cell table:style-name="_31_._5f_Installatie_5f_voorbereiden.D3" office:value-type="string">
            <text:p text:style-name="P99"><text:span text:style-name="Strong_20_Emphasis"><text:span text:style-name="T47">Installeer </text:span></text:span><text:span text:style-name="Strong_20_Emphasis"><text:span text:style-name="T85">Debian-</text:span></text:span><text:span text:style-name="Strong_20_Emphasis"><text:span text:style-name="T75">pakket kz</text:span></text:span><text:span text:style-name="Strong_20_Emphasis"><text:span text:style-name="T75"><text:note text:id="ftn3" text:note-class="footnote"><text:note-citation>3</text:note-citation><text:note-body><text:p text:style-name="P69">Pakket kz bevat scripts voor het installeren en beheren van Debian en op Debian gebaseerde systemen zoals Ubuntu.</text:p></text:note-body></text:note></text:span></text:span><text:span text:style-name="Strong_20_Emphasis"><text:span text:style-name="T75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3"><text:span text:style-name="Strong_20_Emphasis"><text:span text:style-name="T82">T</text:span></text:span><text:span text:style-name="Strong_20_Emphasis"><text:span text:style-name="T52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3"> </text:span></text:span><text:span text:style-name="Strong_20_Emphasis"><text:span text:style-name="T82">(</text:span></text:span><text:span text:style-name="Strong_20_Emphasis"><text:span text:style-name="T83">d</text:span></text:span><text:span text:style-name="Strong_20_Emphasis"><text:span text:style-name="T51">ruk op de </text:span></text:span><text:span text:style-name="Strong_20_Emphasis"><text:span text:style-name="T179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6"><text:span text:style-name="T198">De </text:span><text:span text:style-name="T251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0"> </text:span></text:span><text:span text:style-name="Strong_20_Emphasis"><text:span text:style-name="T82">als nodig) </text:span></text:span><text:span text:style-name="Strong_20_Emphasis"><text:span text:style-name="T54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 </text:span></text:span><text:span text:style-name="Strong_20_Emphasis"><text:span text:style-name="T100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7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3"> de</text:span></text:span><text:span text:style-name="Strong_20_Emphasis"><text:span text:style-name="T57">z</text:span></text:span><text:span text:style-name="Strong_20_Emphasis"><text:span text:style-name="T53">e </text:span></text:span><text:span text:style-name="Strong_20_Emphasis"><text:span text:style-name="T58">drie </text:span></text:span><text:span text:style-name="Strong_20_Emphasis"><text:span text:style-name="T53">opdrachten, ieder gevolgd door de </text:span></text:span><text:span text:style-name="Strong_20_Emphasis"><text:span text:style-name="T180">Enter</text:span></text:span><text:span text:style-name="Strong_20_Emphasis"><text:span text:style-name="T4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0">sudo</text:span></text:span><text:span text:style-name="User_20_Entry"><text:span text:style-name="T21"> </text:span></text:span><text:span text:style-name="User_20_Entry"><text:span text:style-name="T2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1">wget karelzimmer.nl/</text:span></text:span><text:span text:style-name="User_20_Entry"><text:span text:style-name="T22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1">bash </text:span></text:span><text:span text:style-name="User_20_Entry"><text:span text:style-name="T22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89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89"><draw:control text:anchor-type="as-char" draw:z-index="18" draw:name="Vorm 6" draw:style-name="gr1" draw:text-style-name="P107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0">Bereid de installatie voor</text:span></text:span><text:span text:style-name="Strong_20_Emphasis"><text:span text:style-name="T49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3"><text:span text:style-name="Strong_20_Emphasis"><text:span text:style-name="T52">Typ </text:span></text:span><text:span text:style-name="Strong_20_Emphasis"><text:span text:style-name="T101">men</text:span></text:span><text:span text:style-name="Strong_20_Emphasis"><text:span text:style-name="T102">u</text:span></text:span><text:span text:style-name="Strong_20_Emphasis"><text:span text:style-name="T51"> </text:span></text:span><text:span text:style-name="Strong_20_Emphasis"><text:span text:style-name="T81">(d</text:span></text:span><text:span text:style-name="Strong_20_Emphasis"><text:span text:style-name="T78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179">Super</text:span></text:span><text:span text:style-name="Strong_20_Emphasis"><text:span text:style-name="T56">-toets </text:span></text:span><text:span text:style-name="Strong_20_Emphasis"><text:span text:style-name="T81">als nodig) </text:span></text:span><text:span text:style-name="Strong_20_Emphasis"><text:span text:style-name="T62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</text:span></text:span><text:span text:style-name="Strong_20_Emphasis"><text:span text:style-name="T90">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84">Selecteer</text:span></text:span><text:span text:style-name="Strong_20_Emphasis"><text:span text:style-name="T60"> </text:span></text:span><text:span text:style-name="Strong_20_Emphasis"><text:span text:style-name="T117">1</text:span></text:span><text:span text:style-name="Strong_20_Emphasis"><text:span text:style-name="T118"> <text:s/></text:span></text:span><text:span text:style-name="Strong_20_Emphasis"><text:span text:style-name="T119">In</text:span></text:span><text:span text:style-name="Strong_20_Emphasis"><text:span text:style-name="T114">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41"/>
      <text:list xml:id="list131505148888983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89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227">Start de computer op vanaf</text:span><text:span text:style-name="T227"><text:note text:id="ftn5" text:note-class="footnote"><text:note-citation>1</text:note-citation><text:note-body><text:p text:style-name="P97"><text:span text:style-name="T166">B</text:span><text:span text:style-name="T165">ootmenu/</text:span><text:span text:style-name="T166">S</text:span><text:span text:style-name="T165">etup</text:span><text:span text:style-name="T163"> via </text:span><text:span text:style-name="T161">é</text:span><text:span text:style-name="T162">é</text:span><text:span text:style-name="T166">n van de </text:span><text:span text:style-name="Definition"><text:span text:style-name="T164">Veelgebruikte toetsen: </text:span></text:span><text:span text:style-name="Definition"><text:span text:style-name="T311">E</text:span></text:span><text:span text:style-name="Definition"><text:span text:style-name="T313">sc</text:span></text:span><text:span text:style-name="Definition"><text:span text:style-name="T164">, </text:span></text:span><text:span text:style-name="Definition"><text:span text:style-name="T312">D</text:span></text:span><text:span text:style-name="Definition"><text:span text:style-name="T313">elete</text:span></text:span><text:span text:style-name="Definition"><text:span text:style-name="T164">, </text:span></text:span><text:span text:style-name="Definition"><text:span text:style-name="T312">F</text:span></text:span><text:span text:style-name="Definition"><text:span text:style-name="T313">1</text:span></text:span><text:span text:style-name="Definition"><text:span text:style-name="T164">, </text:span></text:span><text:span text:style-name="Definition"><text:span text:style-name="T313">F2</text:span></text:span><text:span text:style-name="Definition"><text:span text:style-name="T164">, </text:span></text:span><text:span text:style-name="Definition"><text:span text:style-name="T312">F9, </text:span></text:span><text:span text:style-name="Definition"><text:span text:style-name="T314">F10, F11, </text:span></text:span><text:span text:style-name="Definition"><text:span text:style-name="T315">of</text:span></text:span><text:span text:style-name="Definition"><text:span text:style-name="T314"> </text:span></text:span><text:span text:style-name="Definition"><text:span text:style-name="T312">F12</text:span></text:span><text:span text:style-name="T163">.</text:span></text:p></text:note-body></text:note></text:span><text:span text:style-name="T227"> </text:span><text:span text:style-name="T228">een </text:span><text:span text:style-name="T222"><text:user-field-get text:name="Distro">Debian</text:user-field-get></text:span><text:span text:style-name="T223"><text:s/></text:span><text:span text:style-name="T223"><text:user-field-get text:name="Version">12</text:user-field-get></text:span><text:span text:style-name="T223"><text:s/></text:span><text:span text:style-name="T225">LTS</text:span><text:span text:style-name="Strong_20_Emphasis"><text:span text:style-name="T220"> </text:span></text:span><text:span text:style-name="Strong_20_Emphasis"><text:span text:style-name="T224"><text:user-field-get text:name="Edition">Desktop</text:user-field-get></text:span></text:span><text:span text:style-name="Strong_20_Emphasis"><text:span text:style-name="T224"><text:s/></text:span></text:span><text:span text:style-name="T229">Live</text:span><text:span text:style-name="T131"><text:note text:id="ftn6" text:note-class="footnote"><text:note-citation>2</text:note-citation><text:note-body><text:p text:style-name="P29"><text:span text:style-name="T286">Vanaf een </text:span><text:span text:style-name="T306">L</text:span><text:span text:style-name="T286">ive </text:span><text:span text:style-name="T307">USB</text:span><text:span text:style-name="T288">-stick</text:span><text:span text:style-name="T308"> </text:span><text:span text:style-name="T286">kunt u opstarten en </text:span><text:span text:style-name="T289">met </text:span><text:span text:style-name="Strong_20_Emphasis"><text:span text:style-name="T230"><text:user-field-get text:name="Distro">Debian</text:user-field-get></text:span></text:span><text:span text:style-name="Strong_20_Emphasis"><text:span text:style-name="T230"><text:s/></text:span></text:span><text:span text:style-name="T286">werken zonder enige bestanden op de harde schijf te wijzigen en maakt ook installatie van </text:span><text:span text:style-name="Strong_20_Emphasis"><text:span text:style-name="T230"><text:user-field-get text:name="Distro">Debian</text:user-field-get></text:span></text:span><text:span text:style-name="Strong_20_Emphasis"><text:span text:style-name="T230"><text:s/></text:span></text:span><text:span text:style-name="T286">mogelijk.</text:span></text:p></text:note-body></text:note></text:span><text:span text:style-name="T130"> </text:span><text:span text:style-name="T134">USB</text:span><text:span text:style-name="T132">-stick</text:span><text:span text:style-name="T132"><text:note text:id="ftn7" text:note-class="footnote"><text:note-citation>3</text:note-citation><text:note-body><text:p text:style-name="P101"><text:span text:style-name="Strong_20_Emphasis"><text:span text:style-name="T150">Maak een opstartbare USB-stick</text:span></text:span><text:span text:style-name="Strong_20_Emphasis"><text:span text:style-name="T146">:<text:line-break/></text:span></text:span><text:span text:style-name="T14">D</text:span><text:span text:style-name="Strong_20_Emphasis"><text:span text:style-name="T137">ow</text:span></text:span><text:span text:style-name="Strong_20_Emphasis"><text:span text:style-name="T138">nload </text:span></text:span><text:span text:style-name="Strong_20_Emphasis"><text:span text:style-name="T135">e</text:span></text:span><text:span text:style-name="Strong_20_Emphasis"><text:span text:style-name="T139">e</text:span></text:span><text:span text:style-name="Strong_20_Emphasis"><text:span text:style-name="T140">n</text:span></text:span><text:span text:style-name="Strong_20_Emphasis"><text:span text:style-name="T160"> </text:span></text:span><text:span text:style-name="Strong_20_Emphasis"><text:span text:style-name="T176">cd</text:span></text:span><text:span text:style-name="Strong_20_Emphasis"><text:span text:style-name="T175">-beeldbestand</text:span></text:span><text:span text:style-name="Strong_20_Emphasis"><text:span text:style-name="T138"> </text:span></text:span><text:span text:style-name="Strong_20_Emphasis"><text:span text:style-name="T144">(.iso) </text:span></text:span><text:span text:style-name="Strong_20_Emphasis"><text:span text:style-name="T141">v</text:span></text:span><text:span text:style-name="Strong_20_Emphasis"><text:span text:style-name="T142">anaf</text:span></text:span><text:span text:style-name="Strong_20_Emphasis"><text:span text:style-name="T143"> </text:span></text:span><text:a xlink:type="simple" xlink:href="https://www.debian.org/" text:style-name="Internet_20_link" text:visited-style-name="Visited_20_Internet_20_Link"><text:span text:style-name="Strong_20_Emphasis"><text:span text:style-name="T291">debian.org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8">op </text:span></text:span><text:span text:style-name="Strong_20_Emphasis"><text:span text:style-name="T152">Other downloads</text:span></text:span><text:span text:style-name="Strong_20_Emphasis"><text:span text:style-name="T148"> (onder Downloads) en vervolgens op </text:span></text:span><text:span text:style-name="Strong_20_Emphasis"><text:span text:style-name="T152">Live Gnome</text:span></text:span><text:span text:style-name="Strong_20_Emphasis"><text:span text:style-name="T148"> (onder Try </text:span></text:span><text:span text:style-name="Strong_20_Emphasis"><text:span text:style-name="T148"><text:user-field-get text:name="Distro">Debian</text:user-field-get></text:span></text:span><text:span text:style-name="Strong_20_Emphasis"><text:span text:style-name="T148"><text:s/>Live before installing).</text:span></text:span></text:p><text:p text:style-name="P100"><text:span text:style-name="Strong_20_Emphasis"><text:span text:style-name="T147"><text:tab/>De volgende stappen staan beschreven in </text:span></text:span><text:span text:style-name="Strong_20_Emphasis"><text:span text:style-name="T151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47">, onder </text:span></text:span><text:span text:style-name="Strong_20_Emphasis"><text:span text:style-name="T151">Linux</text:span></text:span><text:span text:style-name="Strong_20_Emphasis"><text:span text:style-name="T147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47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84">Selecteer</text:span></text:span><text:span text:style-name="Strong_20_Emphasis"><text:span text:style-name="T95"> 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89"><draw:control text:anchor-type="as-char" draw:z-index="23" draw:name="Vorm13_ 2" draw:style-name="gr1" draw:text-style-name="P107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89"><draw:control text:anchor-type="as-char" draw:z-index="11" draw:name="Vorm13_1" draw:style-name="gr1" draw:text-style-name="P107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38">Start de installatie</text:span></text:span><text:span text:style-name="Strong_20_Emphasis"><text:span text:style-name="T96"> </text:span></text:span><text:span text:style-name="Strong_20_Emphasis"><text:span text:style-name="T49">via </text:span></text:span><text:span text:style-name="Strong_20_Emphasis"><text:span text:style-name="T50">een </text:span></text:span><text:span text:style-name="Strong_20_Emphasis"><text:span text:style-name="T64">klik op </text:span></text:span><text:span text:style-name="Strong_20_Emphasis"><text:span text:style-name="T103">Activities</text:span></text:span><text:span text:style-name="Strong_20_Emphasis"><text:span text:style-name="T64"> en </text:span></text:span><text:span text:style-name="Strong_20_Emphasis"><text:span text:style-name="T65">een </text:span></text:span><text:span text:style-name="Strong_20_Emphasis"><text:span text:style-name="T64">klik op</text:span></text:span><text:span text:style-name="Strong_20_Emphasis"><text:span text:style-name="T66"> </text:span></text:span><text:span text:style-name="Strong_20_Emphasis"><text:span text:style-name="T104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8"><text:span text:style-name="T316">Typ '</text:span><text:span text:style-name="T304">live</text:span><text:span text:style-name="T31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7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</text:span></text:span><text:span text:style-name="Strong_20_Emphasis"><text:span text:style-name="T27">h</text:span></text:span><text:span text:style-name="Strong_20_Emphasis"><text:span text:style-name="T25">e</text:span></text:span><text:span text:style-name="Strong_20_Emphasis"><text:span text:style-name="T27">t</text:span></text:span><text:span text:style-name="Strong_20_Emphasis"><text:span text:style-name="T25"> </text:span></text:span><text:span text:style-name="Strong_20_Emphasis"><text:span text:style-name="T26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89"><draw:control text:anchor-type="as-char" draw:z-index="16" draw:name="Vorm13_ 1" draw:style-name="gr1" draw:text-style-name="P107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38">Bij </text:span></text:span><text:span text:style-name="Strong_20_Emphasis"><text:span text:style-name="T110">Welcome</text:span></text:span><text:span text:style-name="Strong_20_Emphasis"><text:span text:style-name="T38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5"><text:span text:style-name="Strong_20_Emphasis"><text:span text:style-name="T45">K</text:span></text:span><text:span text:style-name="Strong_20_Emphasis"><text:span text:style-name="T38">ies </text:span></text:span><text:span text:style-name="Strong_20_Emphasis"><text:span text:style-name="T110">Nederlands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89"><draw:control text:anchor-type="as-char" draw:z-index="24" draw:name="Vorm13_ 3" draw:style-name="gr1" draw:text-style-name="P107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287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><text:span text:style-name="T309">B</text:span>ij <text:span text:style-name="T287">Regio</text:span> <text:span text:style-name="T309">kies</text:span> <text:span text:style-name="T287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89"><draw:control text:anchor-type="as-char" draw:z-index="25" draw:name="Vorm13_ 4" draw:style-name="gr1" draw:text-style-name="P107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287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2"><text:span text:style-name="T310">K</text:span>ies <text:span text:style-name="T287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89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92">Bij </text:span></text:span><text:span text:style-name="Strong_20_Emphasis"><text:span text:style-name="T107">Gebruikers</text:span></text:span><text:span text:style-name="Strong_20_Emphasis"><text:span text:style-name="T92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94">V</text:span></text:span><text:span text:style-name="Strong_20_Emphasis"><text:span text:style-name="T92">ul in </text:span></text:span><text:span text:style-name="Strong_20_Emphasis"><text:span text:style-name="T111">Wat is je naam?</text:span></text:span><text:span text:style-name="Strong_20_Emphasis"><text:span text:style-name="T40"> </text:span></text:span><text:span text:style-name="Definition"><text:span text:style-name="T8">gebruiker</text:span></text:span><text:span text:style-name="Strong_20_Emphasis"><text:span text:style-name="T87">,</text:span></text:span><text:span text:style-name="Strong_20_Emphasis"><text:span text:style-name="T88"><text:line-break/></text:span></text:span><text:span text:style-name="Strong_20_Emphasis"><text:span text:style-name="T111">Welke naam wil je gebruiken om in te loggen?</text:span></text:span><text:span text:style-name="Strong_20_Emphasis"><text:span text:style-name="T4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8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42"> </text:span></text:span><text:span text:style-name="Definition"><text:span text:style-name="T8">computernaam</text:span></text:span><text:span text:style-name="Strong_20_Emphasis"><text:span text:style-name="T40">, </text:span></text:span><text:span text:style-name="Strong_20_Emphasis"><text:span text:style-name="T46">en</text:span></text:span></text:p>
            <text:p text:style-name="P88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13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37">.</text:span></text:span></text:p>
          </table:table-cell>
        </table:table-row>
      </table:table>
      <text:p text:style-name="P51"><text:span text:style-name="Strong_20_Emphasis"><text:span text:style-name="T97"/></text:span></text:p>
      <text:list xml:id="list131505080020794" text:continue-numbering="true" text:style-name="L1">
        <text:list-item>
          <text:p text:style-name="P106"><text:span text:style-name="Strong_20_Emphasis"><text:span text:style-name="T124">Installatie </text:span></text:span><text:span text:style-name="Strong_20_Emphasis"><text:span text:style-name="T125">afronden</text:span></text:span></text:p>
        </text:list-item>
      </text:list>
      <text:p text:style-name="P52"><text:span text:style-name="Strong_20_Emphasis"><text:span text:style-name="T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89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1"><draw:control text:anchor-type="as-char" draw:z-index="21" draw:name="Vorm 1" draw:style-name="gr1" draw:text-style-name="P107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05">Volg de aanwijzingen op de </text:span></text:span><text:span text:style-name="Strong_20_Emphasis"><text:span text:style-name="T28">welkomst</text:span></text:span><text:span text:style-name="Strong_20_Emphasis"><text:span text:style-name="T305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89"><draw:control text:anchor-type="as-char" draw:z-index="10" draw:name="Vorm4_1" draw:style-name="gr1" draw:text-style-name="P107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47">Installeer </text:span></text:span><text:span text:style-name="Strong_20_Emphasis"><text:span text:style-name="T86">Debian-</text:span></text:span><text:span text:style-name="Strong_20_Emphasis"><text:span text:style-name="T75">pakket kz</text:span></text:span><text:span text:style-name="Strong_20_Emphasis"><text:span text:style-name="T75"><text:note text:id="ftn8" text:note-class="footnote"><text:note-citation>1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75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92"><text:span text:style-name="Strong_20_Emphasis"><text:span text:style-name="T52">T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3"> </text:span></text:span><text:span text:style-name="Strong_20_Emphasis"><text:span text:style-name="T80">(d</text:span></text:span><text:span text:style-name="Strong_20_Emphasis"><text:span text:style-name="T78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179">Super</text:span></text:span><text:span text:style-name="Strong_20_Emphasis"><text:span text:style-name="T56">-toets</text:span></text:span><text:span text:style-name="Strong_20_Emphasis"><text:span text:style-name="T51"><text:note text:id="ftn9" text:note-class="footnote"><text:note-citation>2</text:note-citation><text:note-body><text:p text:style-name="P27"><text:span text:style-name="T198">De </text:span><text:span text:style-name="T251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6"> </text:span></text:span><text:span text:style-name="Strong_20_Emphasis"><text:span text:style-name="T80">als nodig) </text:span></text:span><text:span text:style-name="Strong_20_Emphasis"><text:span text:style-name="T54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 </text:span></text:span><text:span text:style-name="Strong_20_Emphasis"><text:span text:style-name="T100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47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3"> de</text:span></text:span><text:span text:style-name="Strong_20_Emphasis"><text:span text:style-name="T67">z</text:span></text:span><text:span text:style-name="Strong_20_Emphasis"><text:span text:style-name="T68">e</text:span></text:span><text:span text:style-name="Strong_20_Emphasis"><text:span text:style-name="T53"> </text:span></text:span><text:span text:style-name="Strong_20_Emphasis"><text:span text:style-name="T58">drie </text:span></text:span><text:span text:style-name="Strong_20_Emphasis"><text:span text:style-name="T53">opdrachten, ieder gevolgd door de </text:span></text:span><text:span text:style-name="Strong_20_Emphasis"><text:span text:style-name="T180">Enter</text:span></text:span><text:span text:style-name="Strong_20_Emphasis"><text:span text:style-name="T49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2"><text:span text:style-name="User_20_Entry"><text:span text:style-name="T20">sudo</text:span></text:span><text:span text:style-name="User_20_Entry"><text:span text:style-name="T21"> </text:span></text:span><text:span text:style-name="User_20_Entry"><text:span text:style-name="T2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2"><text:span text:style-name="User_20_Entry"><text:span text:style-name="T21">wget karelzimmer.nl/</text:span></text:span><text:span text:style-name="User_20_Entry"><text:span text:style-name="T22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2"><text:span text:style-name="User_20_Entry"><text:span text:style-name="T21">bash </text:span></text:span><text:span text:style-name="User_20_Entry"><text:span text:style-name="T22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58">V</text:span>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89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69">Rond de</text:span></text:span><text:span text:style-name="Strong_20_Emphasis"><text:span text:style-name="T70"> installatie </text:span></text:span><text:span text:style-name="Strong_20_Emphasis"><text:span text:style-name="T69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2"><text:span text:style-name="Strong_20_Emphasis"><text:span text:style-name="T81">T</text:span></text:span><text:span text:style-name="Strong_20_Emphasis"><text:span text:style-name="T52">yp </text:span></text:span><text:span text:style-name="Strong_20_Emphasis"><text:span text:style-name="T105">men</text:span></text:span><text:span text:style-name="Strong_20_Emphasis"><text:span text:style-name="T102">u</text:span></text:span><text:span text:style-name="Strong_20_Emphasis"><text:span text:style-name="T51"> </text:span></text:span><text:span text:style-name="Strong_20_Emphasis"><text:span text:style-name="T81">(d</text:span></text:span><text:span text:style-name="Strong_20_Emphasis"><text:span text:style-name="T78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179">Super</text:span></text:span><text:span text:style-name="Strong_20_Emphasis"><text:span text:style-name="T56">-toets </text:span></text:span><text:span text:style-name="Strong_20_Emphasis"><text:span text:style-name="T81">als nodig) </text:span></text:span><text:span text:style-name="Strong_20_Emphasis"><text:span text:style-name="T54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7"/></text:span></text:p>
          </table:table-cell>
          <table:table-cell table:style-name="_33_._5f_Installatie_5f_afronden.C15" office:value-type="string">
            <text:p text:style-name="P96"><text:span text:style-name="Strong_20_Emphasis"><text:span text:style-name="T84">Selecteer</text:span></text:span><text:span text:style-name="Strong_20_Emphasis"><text:span text:style-name="T63"> </text:span></text:span><text:span text:style-name="Strong_20_Emphasis"><text:span text:style-name="T120">3 <text:s/></text:span></text:span><text:span text:style-name="Strong_20_Emphasis"><text:span text:style-name="T121">Installatie</text:span></text:span><text:span text:style-name="Strong_20_Emphasis"><text:span text:style-name="T122"> </text:span></text:span><text:span text:style-name="Strong_20_Emphasis"><text:span text:style-name="T123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52"><text:span text:style-name="Strong_20_Emphasis"><text:span text:style-name="T44"><text:tab/></text:span></text:span></text:p>
      <text:p text:style-name="P53"><text:span text:style-name="Strong_20_Emphasis"><text:span text:style-name="T60"><text:tab/></text:span></text:span></text:p>
      <text:list xml:id="list131503802708522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89"><draw:control text:anchor-type="as-char" draw:z-index="12" draw:name="Vorm36_0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89"><draw:control text:anchor-type="as-char" draw:z-index="19" draw:name="Vorm36_ 1" draw:style-name="gr1" draw:text-style-name="P107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8"><text:note text:id="ftn10" text:note-class="footnote"><text:note-citation>1</text:note-citation><text:note-body><text:p text:style-name="P64"><text:span text:style-name="User_20_Entry"><text:span text:style-name="T136">E</text:span></text:span><text:span text:style-name="User_20_Entry"><text:span text:style-name="T153">v</text:span></text:span><text:span text:style-name="User_20_Entry"><text:span text:style-name="T154">en</text:span></text:span><text:span text:style-name="User_20_Entry"><text:span text:style-name="T156">t</text:span></text:span><text:span text:style-name="User_20_Entry"><text:span text:style-name="T157">uele </text:span></text:span><text:span text:style-name="User_20_Entry"><text:span text:style-name="T158">extra </text:span></text:span><text:span text:style-name="Definition"><text:span text:style-name="T290">gebruiker</text:span></text:span><text:span text:style-name="User_20_Entry"><text:span text:style-name="T158">s aanmelden </text:span></text:span><text:span text:style-name="User_20_Entry"><text:span text:style-name="T159">en dezelfde stappen uitvoeren</text:span></text:span><text:span text:style-name="User_20_Entry"><text:span text:style-name="T155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89"/></text:span></text:p>
          </table:table-cell>
          <table:table-cell table:style-name="Tabel2.A1" office:value-type="string">
            <text:p text:style-name="P83"><text:span text:style-name="Strong_20_Emphasis"><text:span text:style-name="T89"><draw:control text:anchor-type="as-char" draw:z-index="22" draw:name="Vorm36_ 4" draw:style-name="gr1" draw:text-style-name="P107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28">welkomst</text:span></text:span><text:span text:style-name="Strong_20_Emphasis"><text:span text:style-name="T31">schermen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89"><draw:control text:anchor-type="as-char" draw:z-index="13" draw:name="Vorm36_2" draw:style-name="gr1" draw:text-style-name="P107" svg:width="0.35cm" svg:height="0.35cm" draw:control="control14"/></text:span></text:span></text:p>
          </table:table-cell>
          <table:table-cell table:style-name="Tabel2.A1" office:value-type="string">
            <text:p text:style-name="P84"><text:span text:style-name="Strong_20_Emphasis"><text:span text:style-name="T89"><draw:control text:anchor-type="as-char" draw:z-index="20" draw:name="Vorm36_ 2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1">R</text:span></text:span><text:span text:style-name="Strong_20_Emphasis"><text:span text:style-name="T72">icht </text:span></text:span><text:span text:style-name="Strong_20_Emphasis"><text:span text:style-name="T73">de </text:span></text:span><text:span text:style-name="Strong_20_Emphasis"><text:span text:style-name="T77">gebruiker</text:span></text:span><text:span text:style-name="Strong_20_Emphasis"><text:span text:style-name="T72"> </text:span></text:span><text:span text:style-name="Strong_20_Emphasis"><text:span text:style-name="T74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49"><text:span text:style-name="Strong_20_Emphasis"><text:span text:style-name="T79">T</text:span></text:span><text:span text:style-name="Strong_20_Emphasis"><text:span text:style-name="T52">yp </text:span></text:span><text:span text:style-name="Strong_20_Emphasis"><text:span text:style-name="T105">men</text:span></text:span><text:span text:style-name="Strong_20_Emphasis"><text:span text:style-name="T102">u</text:span></text:span><text:span text:style-name="Strong_20_Emphasis"><text:span text:style-name="T51"> </text:span></text:span><text:span text:style-name="Strong_20_Emphasis"><text:span text:style-name="T80">(d</text:span></text:span><text:span text:style-name="Strong_20_Emphasis"><text:span text:style-name="T78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179">Super</text:span></text:span><text:span text:style-name="Strong_20_Emphasis"><text:span text:style-name="T56">-toets</text:span></text:span><text:span text:style-name="Strong_20_Emphasis"><text:span text:style-name="T51"><text:note text:id="ftn11" text:note-class="footnote"><text:note-citation>2</text:note-citation><text:note-body><text:p text:style-name="P27"><text:span text:style-name="T198">De </text:span><text:span text:style-name="T251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6"> </text:span></text:span><text:span text:style-name="Strong_20_Emphasis"><text:span text:style-name="T80">als nodig) </text:span></text:span><text:span text:style-name="Strong_20_Emphasis"><text:span text:style-name="T54">e</text:span></text:span><text:span text:style-name="Strong_20_Emphasis"><text:span text:style-name="T49">n </text:span></text:span><text:span text:style-name="Strong_20_Emphasis"><text:span text:style-name="T55">k</text:span></text:span><text:span text:style-name="Strong_20_Emphasis"><text:span text:style-name="T49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84">Selecteer</text:span></text:span><text:span text:style-name="Strong_20_Emphasis"><text:span text:style-name="T63"> </text:span></text:span><text:span text:style-name="Strong_20_Emphasis"><text:span text:style-name="T120">4 <text:s/></text:span></text:span><text:span text:style-name="Strong_20_Emphasis"><text:span text:style-name="T106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23"/>
      <text:p text:style-name="P6"/>
      <text:p text:style-name="P70"><text:span text:style-name="T126">E</text:span><text:span text:style-name="T127">inde c</text:span><text:span text:style-name="T128">hecklist, </text:span><text:span text:style-name="T129">d</text:span><text:span text:style-name="T128">e</text:span><text:span text:style-name="T219"> installatie van </text:span><text:span text:style-name="T219"><text:user-field-get text:name="Distro">Debian</text:user-field-get></text:span><text:span text:style-name="T223"><text:s/></text:span><text:span text:style-name="T223"><text:user-field-get text:name="Version">12</text:user-field-get></text:span><text:span text:style-name="Strong_20_Emphasis"><text:span text:style-name="T221"><text:s/></text:span></text:span><text:span text:style-name="Strong_20_Emphasis"><text:span text:style-name="T225">LTS </text:span></text:span><text:span text:style-name="Strong_20_Emphasis"><text:span text:style-name="T224"><text:user-field-get text:name="Edition">Desktop</text:user-field-get></text:span></text:span><text:span text:style-name="Strong_20_Emphasis"><text:span text:style-name="T224"><text:s/></text:span></text:span><text:span text:style-name="T219">is voltooid.</text:span></text:p>
      <text:p text:style-name="P42"/>
      <text:p text:style-name="P36"><text:span text:style-name="Emphasis"><text:span text:style-name="T29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9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6">CC0 1.0 Universeel</text:span></text:span></text:a><text:span text:style-name="Emphasis"><text:span text:style-name="T293">,</text:span></text:span><text:span text:style-name="Emphasis"><text:span text:style-name="T295"> </text:span></text:span><text:span text:style-name="Strong_20_Emphasis"><text:span text:style-name="T60"><text:user-field-get text:name="Releaseyear">2023</text:user-field-get></text:span></text:span><text:span text:style-name="Emphasis"><text:span text:style-name="T2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1-10T13:15:02.997156931">10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10T13:15:02.847265420</dc:date>
    <meta:keyword>Installatie</meta:keyword>
    <meta:keyword>Checklist</meta:keyword>
    <meta:keyword>Linux</meta:keyword>
    <meta:editing-cycles>6893</meta:editing-cycles>
    <meta:editing-duration>P12DT7H7M39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600" meta:character-count="4093" meta:non-whitespace-character-count="3547"/>
    <meta:user-defined meta:name="Info 1"/>
    <meta:user-defined meta:name="Info 2"/>
    <meta:user-defined meta:name="Info 3"/>
    <meta:user-defined meta:name="Info 4"/>
  </office:meta>
</office:document-meta>
</file>